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06in" table:align="center" style:may-break-between-rows="false"/>
    </style:style>
    <style:style style:name="Table1.A" style:family="table-column">
      <style:table-column-properties style:column-width="1.266in"/>
    </style:style>
    <style:style style:name="Table1.B" style:family="table-column">
      <style:table-column-properties style:column-width="5.6646in"/>
    </style:style>
    <style:style style:name="Table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Input" style:family="table">
      <style:table-properties style:width="6.9306in" table:align="center" style:may-break-between-rows="false"/>
    </style:style>
    <style:style style:name="Input.A" style:family="table-column">
      <style:table-column-properties style:column-width="1.266in"/>
    </style:style>
    <style:style style:name="Input.B" style:family="table-column">
      <style:table-column-properties style:column-width="5.6646in"/>
    </style:style>
    <style:style style:name="Input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Input.B1" style:family="table-cell">
      <style:table-cell-properties fo:padding="0.0382in" fo:border="0.05pt solid #000000"/>
    </style:style>
    <style:style style:name="Input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Input.B2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3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4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5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6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7" style:family="table-cell">
      <style:table-cell-properties fo:padding="0.0382in" fo:border-left="0.05pt solid #000000" fo:border-right="0.05pt solid #000000" fo:border-top="none" fo:border-bottom="0.05pt solid #000000"/>
    </style:style>
    <style:style style:name="Input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06in" table:align="center" style:may-break-between-rows="false"/>
    </style:style>
    <style:style style:name="Table2.A" style:family="table-column">
      <style:table-column-properties style:column-width="1.266in"/>
    </style:style>
    <style:style style:name="Table2.B" style:family="table-column">
      <style:table-column-properties style:column-width="5.6646in"/>
    </style:style>
    <style:style style:name="Table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table:align="center" style:may-break-between-rows="false"/>
    </style:style>
    <style:style style:name="Table3.A" style:family="table-column">
      <style:table-column-properties style:column-width="1.266in"/>
    </style:style>
    <style:style style:name="Table3.B" style:family="table-column">
      <style:table-column-properties style:column-width="5.6646in"/>
    </style:style>
    <style:style style:name="Table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06in" table:align="center" style:may-break-between-rows="false"/>
    </style:style>
    <style:style style:name="Table4.A" style:family="table-column">
      <style:table-column-properties style:column-width="1.266in"/>
    </style:style>
    <style:style style:name="Table4.B" style:family="table-column">
      <style:table-column-properties style:column-width="5.6646in"/>
    </style:style>
    <style:style style:name="Table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Standard">
      <style:text-properties officeooo:paragraph-rsid="0062f5e4"/>
    </style:style>
    <style:style style:name="P5" style:family="paragraph" style:parent-style-name="Header">
      <style:paragraph-properties fo:text-align="end" style:justify-single-word="false"/>
      <style:text-properties officeooo:paragraph-rsid="001f597d"/>
    </style:style>
    <style:style style:name="P6" style:family="paragraph" style:parent-style-name="Text_20_body">
      <style:text-properties officeooo:rsid="0057f69c" officeooo:paragraph-rsid="005a90ed"/>
    </style:style>
    <style:style style:name="P7" style:family="paragraph" style:parent-style-name="Text_20_body">
      <style:text-properties officeooo:rsid="0057f69c" officeooo:paragraph-rsid="005d5fb1"/>
    </style:style>
    <style:style style:name="P8" style:family="paragraph" style:parent-style-name="Text_20_body">
      <style:text-properties officeooo:rsid="005707ca" officeooo:paragraph-rsid="005707ca"/>
    </style:style>
    <style:style style:name="P9" style:family="paragraph" style:parent-style-name="Text_20_body">
      <style:text-properties officeooo:rsid="005a90ed" officeooo:paragraph-rsid="005a90ed"/>
    </style:style>
    <style:style style:name="P10" style:family="paragraph" style:parent-style-name="Text_20_body">
      <style:text-properties officeooo:paragraph-rsid="00605bfb"/>
    </style:style>
    <style:style style:name="P11" style:family="paragraph" style:parent-style-name="Text_20_body">
      <style:text-properties officeooo:paragraph-rsid="00616607"/>
    </style:style>
    <style:style style:name="P12" style:family="paragraph" style:parent-style-name="Text_20_body">
      <style:text-properties officeooo:paragraph-rsid="0062f5e4"/>
    </style:style>
    <style:style style:name="P13" style:family="paragraph" style:parent-style-name="Text_20_body">
      <style:text-properties officeooo:rsid="005eb2a3" officeooo:paragraph-rsid="005eb2a3"/>
    </style:style>
    <style:style style:name="P14" style:family="paragraph" style:parent-style-name="Text_20_body">
      <style:text-properties officeooo:rsid="00605bfb" officeooo:paragraph-rsid="00605bfb"/>
    </style:style>
    <style:style style:name="P15" style:family="paragraph" style:parent-style-name="Text_20_body">
      <style:text-properties officeooo:rsid="00605bfb" officeooo:paragraph-rsid="00616607"/>
    </style:style>
    <style:style style:name="P16" style:family="paragraph" style:parent-style-name="Text_20_body">
      <style:text-properties fo:font-weight="bold" officeooo:rsid="0062f5e4" officeooo:paragraph-rsid="0062f5e4" style:font-weight-asian="bold" style:font-weight-complex="bold"/>
    </style:style>
    <style:style style:name="P17" style:family="paragraph" style:parent-style-name="Text_20_body">
      <style:text-properties fo:font-weight="bold" officeooo:rsid="00616607" officeooo:paragraph-rsid="00616607" style:font-weight-asian="bold" style:font-weight-complex="bold"/>
    </style:style>
    <style:style style:name="P18" style:family="paragraph" style:parent-style-name="Text_20_body">
      <style:text-properties officeooo:rsid="00616607" officeooo:paragraph-rsid="00616607"/>
    </style:style>
    <style:style style:name="P19" style:family="paragraph" style:parent-style-name="DocCode">
      <style:text-properties officeooo:rsid="005a90ed" officeooo:paragraph-rsid="005a90ed"/>
    </style:style>
    <style:style style:name="P20" style:family="paragraph" style:parent-style-name="DocCode">
      <style:text-properties officeooo:rsid="0062f5e4" officeooo:paragraph-rsid="0062f5e4"/>
    </style:style>
    <style:style style:name="P21" style:family="paragraph" style:parent-style-name="DocCode">
      <style:text-properties officeooo:rsid="00616607"/>
    </style:style>
    <style:style style:name="P22" style:family="paragraph" style:parent-style-name="DocTableText">
      <style:text-properties officeooo:rsid="005a90ed"/>
    </style:style>
    <style:style style:name="P23" style:family="paragraph" style:parent-style-name="DocTableText">
      <style:text-properties officeooo:rsid="005a90ed" officeooo:paragraph-rsid="00605bfb"/>
    </style:style>
    <style:style style:name="P24" style:family="paragraph" style:parent-style-name="DocTableText">
      <style:text-properties officeooo:rsid="005a90ed" officeooo:paragraph-rsid="00616607"/>
    </style:style>
    <style:style style:name="P25" style:family="paragraph" style:parent-style-name="DocTableText">
      <style:text-properties officeooo:rsid="005a90ed" officeooo:paragraph-rsid="0062f5e4"/>
    </style:style>
    <style:style style:name="P26" style:family="paragraph" style:parent-style-name="DocTableText">
      <style:text-properties officeooo:rsid="005babdf"/>
    </style:style>
    <style:style style:name="P27" style:family="paragraph" style:parent-style-name="DocTableText">
      <style:text-properties officeooo:rsid="005babdf" officeooo:paragraph-rsid="005babdf"/>
    </style:style>
    <style:style style:name="P28" style:family="paragraph" style:parent-style-name="DocTableText">
      <style:text-properties officeooo:rsid="005babdf" officeooo:paragraph-rsid="00616607"/>
    </style:style>
    <style:style style:name="P29" style:family="paragraph" style:parent-style-name="DocTableText">
      <style:text-properties officeooo:rsid="005babdf" officeooo:paragraph-rsid="0062f5e4"/>
    </style:style>
    <style:style style:name="P30" style:family="paragraph" style:parent-style-name="DocTableText">
      <style:text-properties officeooo:paragraph-rsid="00605bfb"/>
    </style:style>
    <style:style style:name="P31" style:family="paragraph" style:parent-style-name="DocTableText">
      <style:text-properties officeooo:paragraph-rsid="00616607"/>
    </style:style>
    <style:style style:name="P32" style:family="paragraph" style:parent-style-name="DocTableText">
      <style:text-properties officeooo:paragraph-rsid="0062f5e4"/>
    </style:style>
    <style:style style:name="P33" style:family="paragraph" style:parent-style-name="DocTableText">
      <style:text-properties officeooo:rsid="005d5fb1" officeooo:paragraph-rsid="005d5fb1"/>
    </style:style>
    <style:style style:name="P34" style:family="paragraph" style:parent-style-name="DocTableText">
      <style:text-properties fo:font-weight="normal" officeooo:rsid="005d5fb1" officeooo:paragraph-rsid="005d5fb1" style:font-weight-asian="normal" style:font-weight-complex="normal"/>
    </style:style>
    <style:style style:name="P35" style:family="paragraph" style:parent-style-name="DocTableText">
      <style:text-properties officeooo:rsid="005eb2a3" officeooo:paragraph-rsid="005eb2a3"/>
    </style:style>
    <style:style style:name="P36" style:family="paragraph" style:parent-style-name="DocTableText">
      <style:text-properties officeooo:rsid="005eb2a3" officeooo:paragraph-rsid="00605bfb"/>
    </style:style>
    <style:style style:name="P37" style:family="paragraph" style:parent-style-name="DocTableText">
      <style:text-properties officeooo:rsid="005eb2a3" officeooo:paragraph-rsid="00616607"/>
    </style:style>
    <style:style style:name="P38" style:family="paragraph" style:parent-style-name="DocTableText">
      <style:text-properties officeooo:rsid="005eb2a3" officeooo:paragraph-rsid="0062f5e4"/>
    </style:style>
    <style:style style:name="P39" style:family="paragraph" style:parent-style-name="DocTableText">
      <style:text-properties officeooo:rsid="00605bfb" officeooo:paragraph-rsid="00605bfb"/>
    </style:style>
    <style:style style:name="P40" style:family="paragraph" style:parent-style-name="DocTableText">
      <style:text-properties officeooo:rsid="00605bfb" officeooo:paragraph-rsid="00616607"/>
    </style:style>
    <style:style style:name="P41" style:family="paragraph" style:parent-style-name="DocTableText">
      <style:text-properties officeooo:rsid="00605bfb" officeooo:paragraph-rsid="0062f5e4"/>
    </style:style>
    <style:style style:name="P42" style:family="paragraph" style:parent-style-name="DocTableText">
      <style:text-properties officeooo:rsid="00616607" officeooo:paragraph-rsid="00616607"/>
    </style:style>
    <style:style style:name="P43" style:family="paragraph" style:parent-style-name="DocTableText">
      <style:text-properties officeooo:rsid="00616607" officeooo:paragraph-rsid="0062f5e4"/>
    </style:style>
    <style:style style:name="P44" style:family="paragraph" style:parent-style-name="DocTableText">
      <style:text-properties officeooo:rsid="0070e660" officeooo:paragraph-rsid="0070e660"/>
    </style:style>
    <style:style style:name="P45" style:family="paragraph" style:parent-style-name="DocCaption">
      <style:text-properties officeooo:paragraph-rsid="00605bfb"/>
    </style:style>
    <style:style style:name="P46" style:family="paragraph" style:parent-style-name="DocCaption">
      <style:text-properties officeooo:paragraph-rsid="00616607"/>
    </style:style>
    <style:style style:name="P47" style:family="paragraph" style:parent-style-name="DocCaption">
      <style:text-properties officeooo:paragraph-rsid="0062f5e4"/>
    </style:style>
    <style:style style:name="P48" style:family="paragraph" style:parent-style-name="DocText">
      <style:text-properties officeooo:rsid="005a90ed" officeooo:paragraph-rsid="005a90ed"/>
    </style:style>
    <style:style style:name="P49" style:family="paragraph" style:parent-style-name="DocText">
      <style:text-properties officeooo:rsid="0062f5e4"/>
    </style:style>
    <style:style style:name="P50" style:family="paragraph" style:parent-style-name="Text_20_body" style:list-style-name="L1">
      <style:text-properties officeooo:rsid="005a90ed" officeooo:paragraph-rsid="005a90ed"/>
    </style:style>
    <style:style style:name="P51" style:family="paragraph" style:parent-style-name="DocHeading3">
      <style:text-properties officeooo:rsid="005a90ed" officeooo:paragraph-rsid="005a90ed"/>
    </style:style>
    <style:style style:name="P52" style:family="paragraph" style:parent-style-name="DocHeading3">
      <style:text-properties officeooo:rsid="005eb2a3"/>
    </style:style>
    <style:style style:name="P53" style:family="paragraph" style:parent-style-name="DocHeading1">
      <style:text-properties officeooo:rsid="005d5fb1" officeooo:paragraph-rsid="005d5fb1"/>
    </style:style>
    <style:style style:name="P54" style:family="paragraph" style:parent-style-name="DocHeading1">
      <style:text-properties officeooo:rsid="005a90ed" officeooo:paragraph-rsid="005d5fb1"/>
    </style:style>
    <style:style style:name="P55" style:family="paragraph" style:parent-style-name="DocHeading1">
      <style:text-properties officeooo:rsid="005eb2a3" officeooo:paragraph-rsid="005eb2a3"/>
    </style:style>
    <style:style style:name="P56" style:family="paragraph" style:parent-style-name="DocHeading2">
      <style:text-properties officeooo:rsid="005a90ed" officeooo:paragraph-rsid="005a90ed"/>
    </style:style>
    <style:style style:name="P57" style:family="paragraph" style:parent-style-name="DocHeading2">
      <style:text-properties officeooo:rsid="005eb2a3"/>
    </style:style>
    <style:style style:name="P58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59" style:family="paragraph" style:parent-style-name="DocTableText">
      <style:text-properties officeooo:rsid="005a90ed"/>
    </style:style>
    <style:style style:name="P60" style:family="paragraph" style:parent-style-name="DocTableText">
      <style:text-properties officeooo:rsid="005a90ed" officeooo:paragraph-rsid="00605bfb"/>
    </style:style>
    <style:style style:name="P61" style:family="paragraph" style:parent-style-name="DocTableText">
      <style:text-properties officeooo:rsid="005a90ed" officeooo:paragraph-rsid="00616607"/>
    </style:style>
    <style:style style:name="P62" style:family="paragraph" style:parent-style-name="DocTableText">
      <style:text-properties officeooo:rsid="005a90ed" officeooo:paragraph-rsid="0062f5e4"/>
    </style:style>
    <style:style style:name="P63" style:family="paragraph" style:parent-style-name="DocTableText">
      <style:text-properties officeooo:rsid="005babdf" officeooo:paragraph-rsid="005babdf"/>
    </style:style>
    <style:style style:name="P64" style:family="paragraph" style:parent-style-name="DocTableText">
      <style:text-properties officeooo:rsid="0066a600" officeooo:paragraph-rsid="0066a600"/>
    </style:style>
    <style:style style:name="P65" style:family="paragraph" style:parent-style-name="DocTableText">
      <style:text-properties officeooo:rsid="006a1b36" officeooo:paragraph-rsid="006a1b36"/>
    </style:style>
    <style:style style:name="P66" style:family="paragraph" style:parent-style-name="DocTableText">
      <style:text-properties officeooo:rsid="006a1b36" officeooo:paragraph-rsid="0073a931"/>
    </style:style>
    <style:style style:name="P67" style:family="paragraph" style:parent-style-name="DocTableText">
      <style:text-properties officeooo:rsid="00605bfb" officeooo:paragraph-rsid="00605bfb"/>
    </style:style>
    <style:style style:name="P68" style:family="paragraph" style:parent-style-name="DocTableText">
      <style:text-properties officeooo:rsid="00616607" officeooo:paragraph-rsid="00616607"/>
    </style:style>
    <style:style style:name="P69" style:family="paragraph" style:parent-style-name="DocTableText">
      <style:text-properties officeooo:rsid="00616607" officeooo:paragraph-rsid="0062f5e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90ed"/>
    </style:style>
    <style:style style:name="T4" style:family="text">
      <style:text-properties officeooo:rsid="005babdf"/>
    </style:style>
    <style:style style:name="T5" style:family="text">
      <style:text-properties officeooo:rsid="005d5fb1"/>
    </style:style>
    <style:style style:name="T6" style:family="text">
      <style:text-properties officeooo:rsid="00605bfb"/>
    </style:style>
    <style:style style:name="T7" style:family="text">
      <style:text-properties officeooo:rsid="00616607"/>
    </style:style>
    <style:style style:name="T8" style:family="text">
      <style:text-properties officeooo:rsid="006fa967"/>
    </style:style>
    <style:style style:name="T9" style:family="text">
      <style:text-properties officeooo:rsid="0070e660"/>
    </style:style>
    <style:style style:name="T10" style:family="text">
      <style:text-properties officeooo:rsid="0072e318"/>
    </style:style>
    <style:style style:name="T11" style:family="text">
      <style:text-properties officeooo:rsid="0073a9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8"><text:title>Outputs.in Input File</text:title></text:p>
      <text:h text:style-name="P53" text:outline-level="1">Introduction</text:h>
      <text:p text:style-name="P7"><text:span text:style-name="T8">The “outputs.in” file controls the outputs for an oFreq analysis. <text:s/></text:span><text:span text:style-name="T9">Some of the outputs require the user to specify certain details. <text:s/>The details are controlled from this input file. <text:s/>The file does not control the setup for the analysis itself. <text:s/>All input physics are controlled from other files. <text:s/>The outputs file only controls how oFreq processes the solution to present relevant information to the user.</text:span><text:span text:style-name="T5"> <text:s/></text:span><text:span text:style-name="T5"><text:sequence-ref text:reference-format="category-and-value" text:ref-name="refTable0">Table 1.1</text:sequence-ref></text:span><text:span text:style-name="T5"> shows the relevant details for the file.</text:span></text:p>
      <text:p text:style-name="DocCaption"><text:span text:style-name="T5">Table </text:span><text:span text:style-name="T5"><text:sequence text:ref-name="refTable0" text:name="Table" text:formula="ooow:Table+1" style:num-format="1">1.1</text:sequence></text:span><text:span text:style-name="T5">: <text:s/>Details of </text:span><text:span text:style-name="T10">Outputs</text:span><text:span text:style-name="T5">.In Input Fi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Folder:</text:p>
          </table:table-cell>
          <table:table-cell table:style-name="Table1.B1" office:value-type="string">
            <text:p text:style-name="P33">Contained in the “<text:span text:style-name="T9">constant</text:span>” folder</text:p>
          </table:table-cell>
        </table:table-row>
        <table:table-row>
          <table:table-cell table:style-name="Table1.A2" office:value-type="string">
            <text:p text:style-name="P33">Filename:</text:p>
          </table:table-cell>
          <table:table-cell table:style-name="Table1.B2" office:value-type="string">
            <text:p text:style-name="P44">outputs.in</text:p>
          </table:table-cell>
        </table:table-row>
        <table:table-row>
          <table:table-cell table:style-name="Table1.A2" office:value-type="string">
            <text:p text:style-name="P33">Instances:</text:p>
          </table:table-cell>
          <table:table-cell table:style-name="Table1.B3" office:value-type="string">
            <text:p text:style-name="P34">There can only be one <text:span text:style-name="T9">output </text:span>file contained in any oFreq analysis.</text:p>
          </table:table-cell>
        </table:table-row>
      </table:table>
      <text:h text:style-name="P54" text:outline-level="1">Organization</text:h>
      <text:p text:style-name="P9">The headings in this document show the hierarchy of information, and that hierarchy matters. <text:s/></text:p>
      <text:list xml:id="list21816220962" text:style-name="L1">
        <text:list-item>
          <text:p text:style-name="P50">Level 1 headings are used to organize general concepts. <text:s/>This does not reflect the actual organization used in the input files. (Example: <text:s/>2 Organization)</text:p>
        </text:list-item>
        <text:list-item>
          <text:p text:style-name="P50">Level 2 headings <text:s/>are used to specify objects for the input files. <text:s/>An object is a container that holds one or more keyword-value pairs. <text:s/>Anything within a class only applies to that class. <text:s/>This is the meaning of saying something has a scope of a given object. <text:s/>(Example: <text:s/>2.1 Class Names)</text:p>
          <text:list>
            <text:list-item>
              <text:p text:style-name="P50">An object can also contain other sub-objects. <text:s/>This is called recursion. <text:s/>oFreq has no technical limits on the level of recursion, but the objects only have meaning for certain levels.</text:p>
            </text:list-item>
          </text:list>
        </text:list-item>
        <text:list-item>
          <text:p text:style-name="P50">Level 3 headings specify keyword-value pairs. <text:s/>The heading is the keyword name. <text:s/>Specific information is given for the keyword, and the documentation describes the general use of the keyword. <text:s/></text:p>
        </text:list-item>
      </text:list>
      <text:h text:style-name="P56" text:outline-level="2">Object Names</text:h>
      <text:p text:style-name="P9">The level 2 headings describe the objects and their names. <text:s/>There are two things you need to know about an object: <text:s/>the object name; and what the object does. <text:s/>All objects must be declared by their name. <text:s/>The rest is learning what each object does. <text:s/>Each level 2 heading includes descriptions of the object and its purpose.</text:p>
      <text:p text:style-name="P9"><text:soft-page-break/>All the major keywords for an object are also listed under that object. <text:s/>Sometimes, the same keyword might get used in multiple objects. <text:s/>In that case, it will still be listed under each relevant object, but some of the listings will only include a link to the section which contains the keyword-value pair description.</text:p>
      <text:h text:style-name="P51" text:outline-level="3">Keyword Names</text:h>
      <text:p text:style-name="P6"><text:span text:style-name="T3">The keyword names list all the details. <text:s/>These are how you customize the objects and enter the information specific to your analysis. <text:s/>Every keyword-value entry includes a description, instructions on how to use it, at least one example, and a table like </text:span><text:span text:style-name="T3"><text:sequence-ref text:reference-format="category-and-value" text:ref-name="refTable1">Table 2.1</text:sequence-ref></text:span><text:span text:style-name="T3">, which lists all the specific details for the keyword.</text:span></text:p>
      <text:p text:style-name="DocCaption"><text:span text:style-name="T3">Table </text:span><text:sequence text:ref-name="refTable1" text:name="Table" text:formula="ooow:Table+1" style:num-format="1">2.1</text:sequence>: <text:s/><text:span text:style-name="T3">Keyword Name Details</text:span></text:p>
      <table:table table:name="Input" table:style-name="Input">
        <table:table-column table:style-name="Input.A"/>
        <table:table-column table:style-name="Input.B"/>
        <table:table-row>
          <table:table-cell table:style-name="Input.A1" office:value-type="string">
            <text:p text:style-name="P22">Scope:</text:p>
          </table:table-cell>
          <table:table-cell table:style-name="Input.B1" office:value-type="string">
            <text:p text:style-name="P26">This describes the scope of the keyword, which objects it can be used under. <text:s/>The full scope is always given like this:</text:p>
            <text:p text:style-name="P26"/>
            <text:p text:style-name="P27">object1::object2::keyword</text:p>
            <text:p text:style-name="P27"/>
            <text:p text:style-name="P27">This shows that some objects may be nested in other objects, showing you the full structure expected to correctly use this keyword. <text:s/></text:p>
            <text:p text:style-name="P27"/>
            <text:p text:style-name="P27">If a keyword can be used in multiple objects, you will find multiple scopes listed.</text:p>
          </table:table-cell>
        </table:table-row>
        <table:table-row>
          <table:table-cell table:style-name="Input.A2" office:value-type="string">
            <text:p text:style-name="P22">Format:</text:p>
          </table:table-cell>
          <table:table-cell table:style-name="Input.B2" office:value-type="string">
            <text:p text:style-name="P27">Different keywords expect different formats for the input value. <text:s/>Some expect a text word, some expect complex numbers, etc. <text:s/>The exact format of input is listed here.</text:p>
          </table:table-cell>
        </table:table-row>
        <table:table-row>
          <table:table-cell table:style-name="Input.A2" office:value-type="string">
            <text:p text:style-name="P22">Valid Range:</text:p>
          </table:table-cell>
          <table:table-cell table:style-name="Input.B7" office:value-type="string">
            <text:p text:style-name="P27">Even if you get the format right, some keywords only like a specific range of values. <text:s/>Any restrictions are listed here.</text:p>
          </table:table-cell>
        </table:table-row>
        <table:table-row>
          <table:table-cell table:style-name="Input.A2" office:value-type="string">
            <text:p text:style-name="P64">Instances:</text:p>
          </table:table-cell>
          <table:table-cell table:style-name="Input.B7" office:value-type="string">
            <text:p text:style-name="P65">Describes how many times the keyword can be used within the scope of a single object. <text:s/>Some keywords allow multiple instances. <text:s/>Some only allow a single instance.</text:p>
          </table:table-cell>
        </table:table-row>
        <table:table-row>
          <table:table-cell table:style-name="Input.A2" office:value-type="string">
            <text:p text:style-name="P35">Required:</text:p>
          </table:table-cell>
          <table:table-cell table:style-name="Input.B7" office:value-type="string">
            <text:p text:style-name="P35">States whether the input is required, or if oFreq will assume a default value without any input.</text:p>
          </table:table-cell>
        </table:table-row>
        <table:table-row>
          <table:table-cell table:style-name="Input.A2" office:value-type="string">
            <text:p text:style-name="P35">Default Value:</text:p>
          </table:table-cell>
          <table:table-cell table:style-name="Input.B7" office:value-type="string">
            <text:p text:style-name="P35">If the input is not required, this is the default value that will be supplied when you do not supply the keyword-value pair. <text:s/>(You must leave out the entire keyword-value pair. <text:s/>Do not just enter the keyword and leave a value blank. <text:s/>That will produce an error.)</text:p>
          </table:table-cell>
        </table:table-row>
        <table:table-row>
          <table:table-cell table:style-name="Input.A2" office:value-type="string">
            <text:p text:style-name="DocTableText"><text:span text:style-name="T4">Dependents</text:span><text:span text:style-name="T3">:</text:span></text:p>
          </table:table-cell>
          <table:table-cell table:style-name="Input.B7" office:value-type="string">
            <text:p text:style-name="P27">Some keywords also depend on other items being defined. <text:s/>Any dependencies are listed here. <text:s/>These may be another keyword, or another object.</text:p>
          </table:table-cell>
        </table:table-row>
        <table:table-row>
          <table:table-cell table:style-name="Input.A2" office:value-type="string">
            <text:p text:style-name="P22">Similar Keywords:</text:p>
          </table:table-cell>
          <table:table-cell table:style-name="Input.B8" office:value-type="string">
            <text:p text:style-name="P27">Many times, you can do the same job with another keyword-value pair. <text:s/>Any similar keywords are listed here. <text:s/>You do not need to learn about the other keywords, but they make your work easier.</text:p>
          </table:table-cell>
        </table:table-row>
      </table:table>
      <text:p text:style-name="P8"/>
      <text:p text:style-name="P9">Example:</text:p>
      <text:p text:style-name="P19">Every keyword-value pair includes at least one example.</text:p>
      <text:p text:style-name="P48"/>
      <text:h text:style-name="P55" text:outline-level="1">Seafile Declaration</text:h>
      <text:p text:style-name="P13">The “seafile” object is included in every single input file used in oFreq. <text:s/>It must be the first object declared. <text:s/>You can have comments before it, but the first real piece of input code must be the seafile declaration. <text:s/></text:p>
      <text:h text:style-name="P57" text:outline-level="2"><text:soft-page-break/>“seafile” Object</text:h>
      <text:p text:style-name="P13">The seafile object specifies basic information about the input file itself. <text:s/>It tells oFreq how to read the input file. <text:s/>For the moment, this information is not necessary. <text:s/>The input structure is simple enough that oFreq knows how to read all input files. <text:s/>But as the program grows, the input structure may become more complex, and this seafile object may become essential so that oFreq knows how to interpret the input file. <text:s/>For the current revision of oFreq, just assign the default values to keep oFreq happy.</text:p>
      <text:h text:style-name="P52" text:outline-level="3">“version” keyword </text:h>
      <text:p text:style-name="P10"><text:span text:style-name="T6">The version keyword specifies which version of oFreq should be used to interpret the inputs. <text:s/>This allows backwards compatibility if the input interpretation ever changes from one version to the next. <text:s/>For the moment, just enter a value of 1.0. <text:s/></text:span><text:span text:style-name="T6"><text:sequence-ref text:reference-format="category-and-value" text:ref-name="refTable2">Table 3.1</text:sequence-ref></text:span><text:span text:style-name="T6"> lists the keyword details.</text:span></text:p>
      <text:p text:style-name="P45"><text:span text:style-name="T3">Table </text:span><text:sequence text:ref-name="refTable2" text:name="Table" text:formula="ooow:Table+1" style:num-format="1">3.1</text:sequence>: <text:s/>“<text:span text:style-name="T7">version”</text:span><text:span text:style-name="T3"> Detai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Scope:</text:p>
          </table:table-cell>
          <table:table-cell table:style-name="Table2.B1" office:value-type="string">
            <text:p text:style-name="P39">seafile::version</text:p>
          </table:table-cell>
        </table:table-row>
        <table:table-row>
          <table:table-cell table:style-name="Table2.A2" office:value-type="string">
            <text:p text:style-name="P23">Format:</text:p>
          </table:table-cell>
          <table:table-cell table:style-name="Table2.B2" office:value-type="string">
            <text:p text:style-name="P39">Decimal input (Example: <text:s/>1.0)</text:p>
          </table:table-cell>
        </table:table-row>
        <table:table-row>
          <table:table-cell table:style-name="Table2.A2" office:value-type="string">
            <text:p text:style-name="P23">Valid Range:</text:p>
          </table:table-cell>
          <table:table-cell table:style-name="Table2.B7" office:value-type="string">
            <text:p text:style-name="P39">1.0</text:p>
          </table:table-cell>
        </table:table-row>
        <table:table-row>
          <table:table-cell table:style-name="Table2.A2" office:value-type="string">
            <text:p text:style-name="P64">Instances:</text:p>
          </table:table-cell>
          <table:table-cell table:style-name="Table2.B7" office:value-type="string">
            <text:p text:style-name="P66"><text:span text:style-name="T11">1</text:span></text:p>
          </table:table-cell>
        </table:table-row>
        <table:table-row>
          <table:table-cell table:style-name="Table2.A2" office:value-type="string">
            <text:p text:style-name="P36">Required:</text:p>
          </table:table-cell>
          <table:table-cell table:style-name="Table2.B7" office:value-type="string">
            <text:p text:style-name="P39">Required</text:p>
          </table:table-cell>
        </table:table-row>
        <table:table-row>
          <table:table-cell table:style-name="Table2.A2" office:value-type="string">
            <text:p text:style-name="P36">Default Value:</text:p>
          </table:table-cell>
          <table:table-cell table:style-name="Table2.B7" office:value-type="string">
            <text:p text:style-name="P39">None</text:p>
          </table:table-cell>
        </table:table-row>
        <table:table-row>
          <table:table-cell table:style-name="Table2.A2" office:value-type="string">
            <text:p text:style-name="P30"><text:span text:style-name="T4">Dependents</text:span><text:span text:style-name="T3">:</text:span></text:p>
          </table:table-cell>
          <table:table-cell table:style-name="Table2.B7" office:value-type="string">
            <text:p text:style-name="P39">seafile::format</text:p>
            <text:p text:style-name="P39">seafile::object</text:p>
          </table:table-cell>
        </table:table-row>
        <table:table-row>
          <table:table-cell table:style-name="Table2.A2" office:value-type="string">
            <text:p text:style-name="P23">Similar Keywords:</text:p>
          </table:table-cell>
          <table:table-cell table:style-name="Table2.B8" office:value-type="string">
            <text:p text:style-name="P39">None</text:p>
          </table:table-cell>
        </table:table-row>
      </table:table>
      <text:p text:style-name="P14"/>
      <text:p text:style-name="P16">Example:</text:p>
      <text:p text:style-name="P20">version<text:tab/>1.0;</text:p>
      <text:p text:style-name="P49"/>
      <text:h text:style-name="DocHeading3" text:outline-level="3"><text:span text:style-name="T6">“</text:span><text:span text:style-name="T7">format” Keyword </text:span></text:h>
      <text:p text:style-name="P11"><text:span text:style-name="T7">The format keyword specifies the format of the input file. <text:s/>A value of “ascii” indicates ASCII text, with free flowing formatting. <text:s/>Other formats may become necessary, such as binary formats. <text:s/>This input provides flexibility for future expansion of oFreq. <text:s/>For the current revision, just enter a value of “ascii”. <text:s/></text:span><text:span text:style-name="T6"><text:sequence-ref text:reference-format="category-and-value" text:ref-name="refTable3">Table 3.2</text:sequence-ref></text:span><text:span text:style-name="T6"> lists the keyword details.</text:span></text:p>
      <text:p text:style-name="P46"><text:soft-page-break/><text:span text:style-name="T3">Table </text:span><text:sequence text:ref-name="refTable3" text:name="Table" text:formula="ooow:Table+1" style:num-format="1">3.2</text:sequence>: <text:s/>“<text:span text:style-name="T7">format”</text:span><text:span text:style-name="T3"> Detail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Scope:</text:p>
          </table:table-cell>
          <table:table-cell table:style-name="Table3.B1" office:value-type="string">
            <text:p text:style-name="P28"><text:span text:style-name="T6">seafile::</text:span><text:span text:style-name="T7">format</text:span></text:p>
          </table:table-cell>
        </table:table-row>
        <table:table-row>
          <table:table-cell table:style-name="Table3.A2" office:value-type="string">
            <text:p text:style-name="P24">Format:</text:p>
          </table:table-cell>
          <table:table-cell table:style-name="Table3.B2" office:value-type="string">
            <text:p text:style-name="P42">text input</text:p>
          </table:table-cell>
        </table:table-row>
        <table:table-row>
          <table:table-cell table:style-name="Table3.A2" office:value-type="string">
            <text:p text:style-name="P24">Valid Range:</text:p>
          </table:table-cell>
          <table:table-cell table:style-name="Table3.B7" office:value-type="string">
            <text:p text:style-name="P42">ascii</text:p>
          </table:table-cell>
        </table:table-row>
        <table:table-row>
          <table:table-cell table:style-name="Table3.A2" office:value-type="string">
            <text:p text:style-name="P64">Instances:</text:p>
          </table:table-cell>
          <table:table-cell table:style-name="Table3.B7" office:value-type="string">
            <text:p text:style-name="P66"><text:span text:style-name="T11">1</text:span></text:p>
          </table:table-cell>
        </table:table-row>
        <table:table-row>
          <table:table-cell table:style-name="Table3.A2" office:value-type="string">
            <text:p text:style-name="P37">Required:</text:p>
          </table:table-cell>
          <table:table-cell table:style-name="Table3.B7" office:value-type="string">
            <text:p text:style-name="P40">Required</text:p>
          </table:table-cell>
        </table:table-row>
        <table:table-row>
          <table:table-cell table:style-name="Table3.A2" office:value-type="string">
            <text:p text:style-name="P37">Default Value:</text:p>
          </table:table-cell>
          <table:table-cell table:style-name="Table3.B7" office:value-type="string">
            <text:p text:style-name="P40">None</text:p>
          </table:table-cell>
        </table:table-row>
        <table:table-row>
          <table:table-cell table:style-name="Table3.A2" office:value-type="string">
            <text:p text:style-name="P31"><text:span text:style-name="T4">Dependents</text:span><text:span text:style-name="T3">:</text:span></text:p>
          </table:table-cell>
          <table:table-cell table:style-name="Table3.B7" office:value-type="string">
            <text:p text:style-name="P28"><text:span text:style-name="T6">seafile::</text:span><text:span text:style-name="T7">version</text:span></text:p>
            <text:p text:style-name="P40">seafile::object</text:p>
          </table:table-cell>
        </table:table-row>
        <table:table-row>
          <table:table-cell table:style-name="Table3.A2" office:value-type="string">
            <text:p text:style-name="P24">Similar Keywords:</text:p>
          </table:table-cell>
          <table:table-cell table:style-name="Table3.B8" office:value-type="string">
            <text:p text:style-name="P40">None</text:p>
          </table:table-cell>
        </table:table-row>
      </table:table>
      <text:p text:style-name="P15"/>
      <text:p text:style-name="P16">Example:</text:p>
      <text:p text:style-name="P20">format <text:tab/>ascii;</text:p>
      <text:p text:style-name="P49"/>
      <text:h text:style-name="DocHeading3" text:outline-level="3"><text:span text:style-name="T6">“</text:span><text:span text:style-name="T7">object” Keyword </text:span></text:h>
      <text:p text:style-name="P18">The object keyword specifies which dictionary oFreq should use to interpret the file contents. <text:s/>oFreq contains an internal set of dictionaries that define appropriate actions for each keyword. <text:s/>It looks to the “object” keyword to first tell it which dictionary oFreq must use to interpret the content. <text:s/></text:p>
      <text:p text:style-name="P4"><text:span text:style-name="T6"><text:sequence-ref text:reference-format="category-and-value" text:ref-name="refTable4">Table 3.3</text:sequence-ref></text:span><text:span text:style-name="T6"> lists the keyword details.</text:span></text:p>
      <text:p text:style-name="P47"><text:span text:style-name="T3">Table </text:span><text:sequence text:ref-name="refTable4" text:name="Table" text:formula="ooow:Table+1" style:num-format="1">3.3</text:sequence>: <text:s/>“<text:span text:style-name="T7">format”</text:span><text:span text:style-name="T3"> Detail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Scope:</text:p>
          </table:table-cell>
          <table:table-cell table:style-name="Table4.B1" office:value-type="string">
            <text:p text:style-name="P29"><text:span text:style-name="T6">seafile::</text:span><text:span text:style-name="T7">format</text:span></text:p>
          </table:table-cell>
        </table:table-row>
        <table:table-row>
          <table:table-cell table:style-name="Table4.A2" office:value-type="string">
            <text:p text:style-name="P25">Format:</text:p>
          </table:table-cell>
          <table:table-cell table:style-name="Table4.B2" office:value-type="string">
            <text:p text:style-name="P43">text input</text:p>
          </table:table-cell>
        </table:table-row>
        <table:table-row>
          <table:table-cell table:style-name="Table4.A2" office:value-type="string">
            <text:p text:style-name="P25">Valid Range:</text:p>
          </table:table-cell>
          <table:table-cell table:style-name="Table4.B7" office:value-type="string">
            <text:p text:style-name="P43">ascii</text:p>
          </table:table-cell>
        </table:table-row>
        <table:table-row>
          <table:table-cell table:style-name="Table4.A2" office:value-type="string">
            <text:p text:style-name="P64">Instances:</text:p>
          </table:table-cell>
          <table:table-cell table:style-name="Table4.B7" office:value-type="string">
            <text:p text:style-name="P66"><text:span text:style-name="T11">1</text:span></text:p>
          </table:table-cell>
        </table:table-row>
        <table:table-row>
          <table:table-cell table:style-name="Table4.A2" office:value-type="string">
            <text:p text:style-name="P38">Required:</text:p>
          </table:table-cell>
          <table:table-cell table:style-name="Table4.B7" office:value-type="string">
            <text:p text:style-name="P41">Required</text:p>
          </table:table-cell>
        </table:table-row>
        <table:table-row>
          <table:table-cell table:style-name="Table4.A2" office:value-type="string">
            <text:p text:style-name="P38">Default Value:</text:p>
          </table:table-cell>
          <table:table-cell table:style-name="Table4.B7" office:value-type="string">
            <text:p text:style-name="P41">None</text:p>
          </table:table-cell>
        </table:table-row>
        <table:table-row>
          <table:table-cell table:style-name="Table4.A2" office:value-type="string">
            <text:p text:style-name="P32"><text:span text:style-name="T4">Dependents</text:span><text:span text:style-name="T3">:</text:span></text:p>
          </table:table-cell>
          <table:table-cell table:style-name="Table4.B7" office:value-type="string">
            <text:p text:style-name="P29"><text:span text:style-name="T6">seafile::</text:span><text:span text:style-name="T7">version</text:span></text:p>
            <text:p text:style-name="P41">seafile::object</text:p>
          </table:table-cell>
        </table:table-row>
        <table:table-row>
          <table:table-cell table:style-name="Table4.A2" office:value-type="string">
            <text:p text:style-name="P25">Similar Keywords:</text:p>
          </table:table-cell>
          <table:table-cell table:style-name="Table4.B8" office:value-type="string">
            <text:p text:style-name="P41">None</text:p>
          </table:table-cell>
        </table:table-row>
      </table:table>
      <text:p text:style-name="P12"/>
      <text:p text:style-name="P18">This item does actually change at some points in oFreq. <text:s/>The output files each have their own object keyword. <text:s/>For output files, the object keyword specifies the type of output. <text:s/>But for input files, all inputs have the keyword of “dictionary”. <text:s/>This instructs oFreq to use its dictionary definitions for input files, and select the correct dictionary based on the filename. <text:s/>This is also why the filename must match exactly.</text:p>
      <text:p text:style-name="P17">Example:</text:p>
      <text:p text:style-name="P21">object<text:tab/>dictionary;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20.0060_outputs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20.006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4T18:50:12</meta:creation-date>
    <meta:editing-cycles>8</meta:editing-cycles>
    <meta:editing-duration>PT21M29S</meta:editing-duration>
    <dc:description>Documentation for inputs contained in the outputs.in input file.</dc:description>
    <dc:subject>C04-0020.0060</dc:subject>
    <dc:title>Outputs.in Input File</dc:title>
    <dc:date>2014-04-25T22:19:12</dc:date>
    <meta:document-statistic meta:table-count="5" meta:image-count="0" meta:object-count="0" meta:page-count="4" meta:paragraph-count="119" meta:word-count="1172" meta:character-count="7296" meta:non-whitespace-character-count="6168"/>
    <meta:user-defined meta:name="Info 1"/>
    <meta:user-defined meta:name="Info 2"/>
    <meta:user-defined meta:name="Info 3"/>
    <meta:user-defined meta:name="Info 4"/>
  </office:meta>
</office:document-meta>
</file>